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MRWrapperOutInterceptor.NMRWrapperOutInterce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MRWrapperOutInterceptor.handleMessage( Message messag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48">
            <text:p text:style-name="Table_20_Contents">4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